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paragraph-rsid="00052afe"/>
    </style:style>
    <style:style style:name="P2" style:family="paragraph" style:parent-style-name="Standard">
      <style:text-properties style:font-name="Courier New" officeooo:paragraph-rsid="000619e2"/>
    </style:style>
    <style:style style:name="P3" style:family="paragraph" style:parent-style-name="Standard">
      <style:text-properties style:font-name="Courier New" officeooo:paragraph-rsid="000660c4"/>
    </style:style>
    <style:style style:name="P4" style:family="paragraph" style:parent-style-name="Standard">
      <style:text-properties style:font-name="Courier New" fo:font-size="16.1000003814697pt" fo:font-weight="bold" officeooo:rsid="00052afe" officeooo:paragraph-rsid="0006af5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style:font-name="Courier New" fo:font-size="16.1000003814697pt" fo:font-weight="bold" officeooo:rsid="00052afe" officeooo:paragraph-rsid="00082b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Standard">
      <style:text-properties style:font-name="Courier New" fo:font-size="16.1000003814697pt" fo:font-weight="bold" officeooo:rsid="00052afe" officeooo:paragraph-rsid="000a64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7" style:family="paragraph" style:parent-style-name="Standard">
      <style:text-properties style:font-name="Courier New" fo:font-size="16.1000003814697pt" fo:font-weight="bold" officeooo:rsid="00052afe" officeooo:paragraph-rsid="000c7a5c" style:font-name-asian="Microsoft YaHei" style:font-size-asian="16.1000003814697pt" style:font-weight-asian="bold" style:font-name-complex="Mangal" style:font-size-complex="16.1000003814697pt" style:font-weight-complex="bold"/>
    </style:style>
    <style:style style:name="P8" style:family="paragraph" style:parent-style-name="Standard">
      <style:text-properties style:font-name="Courier New" fo:font-size="16.1000003814697pt" fo:font-weight="bold" officeooo:rsid="00052afe" officeooo:paragraph-rsid="000d0b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" style:family="paragraph" style:parent-style-name="Standard">
      <style:text-properties style:font-name="Courier New" fo:font-size="11pt" fo:font-style="normal" fo:font-weight="normal" officeooo:rsid="000c7a5c" officeooo:paragraph-rsid="000d9f90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0" style:family="paragraph" style:parent-style-name="Standard">
      <style:text-properties style:font-name="Courier New" fo:font-size="11pt" fo:font-style="normal" fo:font-weight="normal" officeooo:rsid="000c7a5c" officeooo:paragraph-rsid="000ebd16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1" style:family="paragraph" style:parent-style-name="Standard">
      <style:text-properties style:font-name="Courier New" fo:font-size="11pt" fo:font-style="normal" fo:font-weight="normal" officeooo:rsid="000c7a5c" officeooo:paragraph-rsid="000f6986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2" style:family="paragraph" style:parent-style-name="Standard">
      <style:text-properties style:font-name="Courier New" fo:font-size="11pt" fo:font-style="normal" fo:font-weight="normal" officeooo:rsid="000c7a5c" officeooo:paragraph-rsid="00111333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3" style:family="paragraph" style:parent-style-name="Standard">
      <style:text-properties style:font-name="Courier New" fo:font-size="11pt" fo:font-style="normal" fo:font-weight="normal" officeooo:rsid="000c7a5c" officeooo:paragraph-rsid="0014e288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4" style:family="paragraph" style:parent-style-name="Heading_20_1">
      <style:text-properties style:font-name="Courier New" officeooo:rsid="00052afe"/>
    </style:style>
    <style:style style:name="P15" style:family="paragraph" style:parent-style-name="Title" style:master-page-name="Standard">
      <style:paragraph-properties style:page-number="auto"/>
      <style:text-properties style:font-name="Courier New" officeooo:rsid="00052afe"/>
    </style:style>
    <style:style style:name="P16" style:family="paragraph" style:parent-style-name="Title" style:master-page-name="Standard">
      <style:paragraph-properties style:page-number="auto" fo:break-before="page"/>
      <style:text-properties style:font-name="Courier New" officeooo:paragraph-rsid="000d9f90"/>
    </style:style>
    <style:style style:name="P17" style:family="paragraph" style:parent-style-name="Footer">
      <style:text-properties style:font-name="Courier New" fo:font-size="9pt" officeooo:rsid="001897ba" officeooo:paragraph-rsid="001897ba" style:font-size-asian="9pt" style:font-size-complex="9pt"/>
    </style:style>
    <style:style style:name="P18" style:family="paragraph" style:parent-style-name="Standard">
      <style:text-properties style:font-name="Courier New" officeooo:rsid="00052afe" officeooo:paragraph-rsid="00052afe"/>
    </style:style>
    <style:style style:name="P19" style:family="paragraph" style:parent-style-name="Standard">
      <style:text-properties style:font-name="Courier New" officeooo:rsid="00052afe" officeooo:paragraph-rsid="000d9f90"/>
    </style:style>
    <style:style style:name="P20" style:family="paragraph" style:parent-style-name="Standard">
      <style:text-properties style:font-name="Courier New" officeooo:rsid="000619e2" officeooo:paragraph-rsid="000619e2"/>
    </style:style>
    <style:style style:name="P21" style:family="paragraph" style:parent-style-name="Standard">
      <style:text-properties style:font-name="Courier New" officeooo:rsid="0006af50" officeooo:paragraph-rsid="0006af50"/>
    </style:style>
    <style:style style:name="P22" style:family="paragraph" style:parent-style-name="Standard">
      <style:text-properties style:font-name="Courier New" fo:font-size="16.1000003814697pt" fo:font-weight="bold" officeooo:rsid="0006af50" officeooo:paragraph-rsid="0006af5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Standard">
      <style:text-properties style:font-name="Courier New" fo:font-size="16.1000003814697pt" fo:font-style="normal" fo:font-weight="bold" officeooo:rsid="000c7a5c" officeooo:paragraph-rsid="000c7a5c" style:font-name-asian="Microsoft YaHei" style:font-size-asian="16.1000003814697pt" style:font-style-asian="normal" style:font-weight-asian="bold" style:font-name-complex="Mangal" style:font-size-complex="16.1000003814697pt" style:font-weight-complex="bold"/>
    </style:style>
    <style:style style:name="P24" style:family="paragraph" style:parent-style-name="Standard">
      <style:text-properties style:font-name="Courier New" fo:font-size="11pt" fo:font-style="normal" fo:font-weight="normal" officeooo:rsid="000ebd16" officeooo:paragraph-rsid="000d9f90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5" style:family="paragraph" style:parent-style-name="Standard">
      <style:text-properties style:font-name="Courier New" fo:font-size="11pt" fo:font-style="normal" fo:font-weight="normal" officeooo:rsid="00111333" officeooo:paragraph-rsid="00111333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6" style:family="paragraph" style:parent-style-name="Standard">
      <style:text-properties style:font-name="Courier New" fo:font-size="11pt" fo:font-style="normal" fo:font-weight="normal" officeooo:rsid="00111333" officeooo:paragraph-rsid="0014e288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7" style:family="paragraph" style:parent-style-name="Standard">
      <style:text-properties style:font-name="Courier New1" fo:font-size="11pt" fo:font-style="normal" fo:font-weight="normal" officeooo:rsid="000619e2" officeooo:paragraph-rsid="000619e2" style:font-size-asian="11pt" style:font-style-asian="normal" style:font-weight-asian="normal"/>
    </style:style>
    <style:style style:name="P28" style:family="paragraph" style:parent-style-name="Standard">
      <style:text-properties style:font-name="Courier New1" fo:font-size="11pt" fo:font-style="normal" fo:font-weight="normal" officeooo:rsid="000660c4" officeooo:paragraph-rsid="000660c4" style:font-size-asian="11pt" style:font-style-asian="normal" style:font-weight-asian="normal"/>
    </style:style>
    <style:style style:name="P29" style:family="paragraph" style:parent-style-name="Standard">
      <style:text-properties style:font-name="Courier New1" fo:font-size="11pt" fo:font-style="normal" fo:font-weight="normal" officeooo:rsid="0006af50" officeooo:paragraph-rsid="0006af50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30" style:family="paragraph" style:parent-style-name="Standard">
      <style:text-properties style:font-name="Courier New1" fo:font-size="11pt" fo:font-style="normal" fo:font-weight="normal" officeooo:rsid="000619e2" officeooo:paragraph-rsid="00082b9f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31" style:family="paragraph" style:parent-style-name="Standard">
      <style:text-properties style:font-name="Courier New1" fo:font-size="11pt" fo:font-style="normal" fo:font-weight="normal" officeooo:rsid="00082b9f" officeooo:paragraph-rsid="00082b9f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32" style:family="paragraph" style:parent-style-name="Standard">
      <style:text-properties style:font-name="Courier New1" fo:font-size="11pt" fo:font-style="normal" fo:font-weight="normal" officeooo:rsid="000bfdab" officeooo:paragraph-rsid="000a6407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33" style:family="paragraph" style:parent-style-name="Standard">
      <style:text-properties style:font-name="Courier New1" fo:font-size="11pt" fo:font-style="normal" fo:font-weight="normal" officeooo:rsid="000c7a5c" officeooo:paragraph-rsid="000c7a5c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34" style:family="paragraph" style:parent-style-name="Standard">
      <style:text-properties style:font-name="Courier New1" fo:font-size="11pt" fo:font-style="normal" fo:font-weight="normal" officeooo:rsid="000c7a5c" officeooo:paragraph-rsid="000d0bbb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T1" style:family="text">
      <style:text-properties officeooo:rsid="00052afe"/>
    </style:style>
    <style:style style:name="T2" style:family="text">
      <style:text-properties officeooo:rsid="000619e2"/>
    </style:style>
    <style:style style:name="T3" style:family="text">
      <style:text-properties style:font-name="Courier New1" fo:font-size="11pt" fo:font-style="normal" fo:font-weight="normal" officeooo:rsid="000619e2" style:font-size-asian="11pt" style:font-style-asian="normal" style:font-weight-asian="normal"/>
    </style:style>
    <style:style style:name="T4" style:family="text">
      <style:text-properties style:font-name="Courier New1" fo:font-size="11pt" fo:font-style="normal" fo:font-weight="normal" officeooo:rsid="000660c4" style:font-size-asian="11pt" style:font-style-asian="normal" style:font-weight-asian="normal"/>
    </style:style>
    <style:style style:name="T5" style:family="text">
      <style:text-properties style:font-name="Courier New1" fo:font-size="11pt" fo:font-style="normal" fo:font-weight="normal" officeooo:rsid="0006af50" style:font-size-asian="11pt" style:font-style-asian="normal" style:font-weight-asian="normal"/>
    </style:style>
    <style:style style:name="T6" style:family="text">
      <style:text-properties style:font-name="Courier New1" fo:font-size="11pt" fo:font-style="normal" fo:font-weight="normal" officeooo:rsid="00082b9f" style:font-size-asian="11pt" style:font-style-asian="normal" style:font-weight-asian="normal"/>
    </style:style>
    <style:style style:name="T7" style:family="text">
      <style:text-properties style:font-name="Courier New1" fo:font-size="11pt" fo:font-style="normal" fo:font-weight="normal" officeooo:rsid="0008ea4a" style:font-size-asian="11pt" style:font-style-asian="normal" style:font-weight-asian="normal"/>
    </style:style>
    <style:style style:name="T8" style:family="text">
      <style:text-properties style:font-name="Courier New1" fo:font-size="11pt" fo:font-style="normal" fo:font-weight="normal" officeooo:rsid="000a6407" style:font-size-asian="11pt" style:font-style-asian="normal" style:font-weight-asian="normal"/>
    </style:style>
    <style:style style:name="T9" style:family="text">
      <style:text-properties style:font-name="Courier New1" fo:font-size="11pt" fo:font-style="normal" fo:font-weight="normal" officeooo:rsid="000bfdab" style:font-size-asian="11pt" style:font-style-asian="normal" style:font-weight-asian="normal"/>
    </style:style>
    <style:style style:name="T10" style:family="text">
      <style:text-properties style:font-name="Courier New1" fo:font-size="11pt" fo:font-style="normal" fo:font-weight="normal" officeooo:rsid="000c7a5c" style:font-size-asian="11pt" style:font-style-asian="normal" style:font-weight-asian="normal"/>
    </style:style>
    <style:style style:name="T11" style:family="text">
      <style:text-properties style:font-name="Courier New1" fo:font-size="11pt" fo:font-style="normal" fo:font-weight="normal" officeooo:rsid="000d0bbb" style:font-size-asian="11pt" style:font-style-asian="normal" style:font-weight-asian="normal"/>
    </style:style>
    <style:style style:name="T12" style:family="text">
      <style:text-properties style:font-name="Courier New1" fo:font-size="11pt" fo:font-style="normal" fo:font-weight="normal" officeooo:rsid="0016c194" style:font-size-asian="11pt" style:font-style-asian="normal" style:font-weight-asian="normal"/>
    </style:style>
    <style:style style:name="T13" style:family="text">
      <style:text-properties style:font-name="Courier New1" fo:font-size="11pt" fo:font-style="normal" fo:font-weight="normal" officeooo:rsid="001897ba" style:font-size-asian="11pt" style:font-style-asian="normal" style:font-weight-asian="normal"/>
    </style:style>
    <style:style style:name="T14" style:family="text">
      <style:text-properties fo:font-size="11pt" fo:font-style="normal" fo:font-weight="normal" officeooo:rsid="000c7a5c" style:font-size-asian="11pt" style:font-style-asian="normal" style:font-weight-asian="normal"/>
    </style:style>
    <style:style style:name="T15" style:family="text">
      <style:text-properties officeooo:rsid="00111333"/>
    </style:style>
    <style:style style:name="T16" style:family="text">
      <style:text-properties officeooo:rsid="0011d3b2"/>
    </style:style>
    <style:style style:name="T17" style:family="text">
      <style:text-properties officeooo:rsid="0014e28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cilab – Signals &amp; Systems</text:p>
      <text:h text:style-name="P14" text:outline-level="1">Elementary Signals</text:h>
      <text:p text:style-name="P18"/>
      <text:p text:style-name="P1"><text:span text:style-name="T1">1. Generate 5 periods of a square wave of 10KHz and 70% duty cycle, and plot it.</text:span></text:p>
      <text:p text:style-name="P18"/>
      <text:p text:style-name="P2"><text:span text:style-name="T2">2. Generate the signal </text:span><text:span text:style-name="T2"><draw:frame draw:style-name="fr1" draw:name="Object1" text:anchor-type="as-char" svg:y="-0.2217in" svg:width="1.2193in" svg:height="0.305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for n = 0 to 49 and plot it.</text:span></text:p>
      <text:p text:style-name="P20"/>
      <text:p text:style-name="P2"><text:span text:style-name="T2">3. Generate the signal </text:span><text:span text:style-name="T3"><draw:frame draw:style-name="fr1" draw:name="Object2" text:anchor-type="as-char" svg:y="-0.2217in" svg:width="1.3193in" svg:height="0.305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for n = 0 to 49 and plot it.</text:span></text:p>
      <text:p text:style-name="P27"/>
      <text:p text:style-name="P28">4. Generate 3 periods of a 5KHz sine wave and plot it.</text:p>
      <text:p text:style-name="P28"/>
      <text:p text:style-name="P3"><text:span text:style-name="T4">5. Generate the discrete time sequence </text:span><text:span text:style-name="T4"><draw:frame draw:style-name="fr1" draw:name="Object3" text:anchor-type="as-char" svg:y="-0.1882in" svg:width="1.6882in" svg:height="0.254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with n = 0 to 49.</text:span><text:span text:style-name="T4"> How many periods of the wave do you get?</text:span></text:p>
      <text:p text:style-name="P28"/>
      <text:p text:style-name="P21"/>
      <text:p text:style-name="P4">Convolution</text:p>
      <text:p text:style-name="P22"/>
      <text:p text:style-name="P4"><text:span text:style-name="T4">6.</text:span><text:span text:style-name="T5"> A system G(s) gives an output of</text:span><text:span text:style-name="T3"><draw:frame draw:style-name="fr1" draw:name="Object4" text:anchor-type="as-char" svg:y="-0.2217in" svg:width="0.6898in" svg:height="0.287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when excited by an impulse. What is the output when the system is given a (i) step input (ii) ramp input and, (iii) sinusoidal input </text:span><text:span text:style-name="T6">with</text:span><text:span text:style-name="T5"> </text:span><text:span text:style-name="T6">time period of</text:span><text:span text:style-name="T5"> </text:span><text:span text:style-name="T7">10</text:span><text:span text:style-name="T5"> units.</text:span></text:p>
      <text:p text:style-name="P29"/>
      <text:p text:style-name="P5"><text:span text:style-name="T6">7. Find the output of a system with impulse response</text:span><text:span text:style-name="T3"><draw:frame draw:style-name="fr1" draw:name="Object5" text:anchor-type="as-char" svg:y="-0.2217in" svg:width="2.5957in" svg:height="0.2874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w</text:span><text:span text:style-name="T11">ith</text:span><text:span text:style-name="T6"> input </text:span><text:span text:style-name="T3"><draw:frame draw:style-name="fr1" draw:name="Object6" text:anchor-type="as-char" svg:y="-0.189in" svg:width="2.2236in" svg:height="0.2563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0"/>
      <text:p text:style-name="P23"/>
      <text:p text:style-name="P23">Fourier Analysis</text:p>
      <text:p text:style-name="P31"/>
      <text:p text:style-name="P6"><text:span text:style-name="T8">8. </text:span><text:span text:style-name="T10">Plot</text:span><text:span text:style-name="T9"> the D</text:span><text:span text:style-name="T10">iscrete </text:span><text:span text:style-name="T9">T</text:span><text:span text:style-name="T10">ime </text:span><text:span text:style-name="T9">F</text:span><text:span text:style-name="T10">ourier </text:span><text:span text:style-name="T9">S</text:span><text:span text:style-name="T10">eries</text:span><text:span text:style-name="T9"> for signal in question 1.</text:span></text:p>
      <text:p text:style-name="P32"/>
      <text:p text:style-name="P33">9. Plot the DTFS of a sawtooth wave which varies from 0 to 1 and has time period 10.</text:p>
      <text:p text:style-name="P33"/>
      <text:p text:style-name="P7"><text:span text:style-name="T10">10. </text:span><text:span text:style-name="T13">O</text:span><text:span text:style-name="T10">ne of the earliest methods of communication was amplitude modulation. Here the carrier signal's amplitude is varied according to the message signal. Of course this is not used nowadays </text:span><text:span text:style-name="T12">due to it's drawbacks (E</text:span><text:span text:style-name="T10">xcept for educational purposes like this problem. </text:span><text:span text:style-name="T12">What are the drawbacks?</text:span><text:span text:style-name="T10">). Consider a message signal, m(t) of frequency 10Hz and a carrier signal, c(t) of 100Hz. The amplitude modulated wave is given by the equation</text:span></text:p>
      <text:p text:style-name="P33"/>
      <text:p text:style-name="P34"><draw:frame draw:style-name="fr1" draw:name="Object7" text:anchor-type="as-char" svg:y="-0.1882in" svg:width="2.239in" svg:height="0.254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<text:span text:style-name="T10">Where </text:span><text:span text:style-name="T14">μ</text:span><text:span text:style-name="T10"> is the modulation index. For now let </text:span><text:span text:style-name="T14">μ = 0.5. Generate and plot the amplitude modulated wave. Now generate the frequency spectrum and plot it as well. What to you see? As a bonus, repeat this for different values of μ. What do you see?</text:span></text:p>
      <text:p text:style-name="P16"><text:span text:style-name="T1">Scilab – Control Systems</text:span></text:p>
      <text:p text:style-name="P19"/>
      <text:p text:style-name="P9"><text:span text:style-name="T15">1. For the following systems, plot the impulse, step, ramp and sinusoidal response, the pole-zero plot, the bode plot, the root locus and the Nyquist plot.</text:span></text:p>
      <text:p text:style-name="P24"/>
      <text:p text:style-name="P10"><text:span text:style-name="T15">(i) <text:s text:c="2"/></text:span><text:span text:style-name="T15"><draw:frame draw:style-name="fr1" draw:name="Object8" text:anchor-type="as-char" svg:y="-0.3311in" svg:width="1.6929in" svg:height="0.573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0"><text:span text:style-name="T15">(ii) <text:s/></text:span><text:span text:style-name="T15"><draw:frame draw:style-name="fr1" draw:name="Object9" text:anchor-type="as-char" svg:y="-0.3311in" svg:width="1.6929in" svg:height="0.573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0"><text:span text:style-name="T15">(iii) </text:span><text:span text:style-name="T15"><draw:frame draw:style-name="fr1" draw:name="Object10" text:anchor-type="as-char" svg:y="-0.3311in" svg:width="1.2752in" svg:height="0.573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0"><text:span text:style-name="T15">(iv) <text:s/></text:span><text:span text:style-name="T15"><draw:frame draw:style-name="fr1" draw:name="Object11" text:anchor-type="as-char" svg:y="-0.3311in" svg:width="1.6929in" svg:height="0.573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1"><text:span text:style-name="T15">(V) <text:s text:c="2"/></text:span><text:span text:style-name="T15"><draw:frame draw:style-name="fr1" draw:name="Object12" text:anchor-type="as-char" svg:y="-0.3311in" svg:width="2.5772in" svg:height="0.573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2"><text:span text:style-name="T15">(vi) <text:s/></text:span><text:span text:style-name="T15"><draw:frame draw:style-name="fr1" draw:name="Object13" text:anchor-type="as-char" svg:y="-0.3354in" svg:width="3.0756in" svg:height="0.544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5"/>
      <text:p text:style-name="P12"><text:span text:style-name="T15">2. Calculate the steady state errors for the above systems. Add negative feedback if the system does not reach a finite steady state (repeat if necessary). See if it helps.</text:span></text:p>
      <text:p text:style-name="P25"/>
      <text:p text:style-name="P25">3. Plot the impulse, step and ramp response of the following discrete time systems. Also plot the root locus and bode plots.</text:p>
      <text:p text:style-name="P25"/>
      <text:p text:style-name="P12"><text:span text:style-name="T15">(i) <text:s/></text:span><text:span text:style-name="T15"><draw:frame draw:style-name="fr1" draw:name="Object14" text:anchor-type="as-char" svg:y="-0.6161in" svg:width="2.1953in" svg:height="1.106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2"><text:span text:style-name="T16">(ii) </text:span><text:span text:style-name="T16"><draw:frame draw:style-name="fr1" draw:name="Object15" text:anchor-type="as-char" svg:y="-0.3354in" svg:width="3.698in" svg:height="0.544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5"/>
      <text:p text:style-name="P13"><text:span text:style-name="T17">4. Convert the first three systems of question 1 to discrete time and plot the impulse, step and ramp response of the following discrete time systems. Also plot the root locus and bode plots.</text:span></text:p>
      <text:p text:style-name="P26"/>
      <text:p text:style-name="P13"><text:span text:style-name="T17">5.Practice handouts 3 and 4 (yesterday and today). We'll be going full speed tomorrow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ourier New" fo:font-size="9pt" officeooo:rsid="001897ba" officeooo:paragraph-rsid="001897ba" style:font-size-asian="9pt" style:font-size-complex="9pt"/>
    </style:style>
    <style:page-layout style:name="Mpm1">
      <style:page-layout-properties fo:page-width="8.5in" fo:page-height="11in" style:num-format="1" style:print-orientation="portrait" fo:margin-top="0.4165in" fo:margin-bottom="0.3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575in" fo:margin-top="0.1965in"/>
      </style:footer-style>
    </style:page-layout>
  </office:automatic-styles>
  <office:master-styles>
    <style:master-page style:name="Standard" style:page-layout-name="Mpm1">
      <style:footer>
        <text:p text:style-name="MP1">This work is licensed under a Creative Commons Attribution-ShareAlike 3.0 Unported License.</text:p>
        <text:p text:style-name="MP1">http://creativecommons.org/licenses/by-sa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21:22:01.47</meta:creation-date>
    <dc:date>2013-08-24T20:25:23.917476723</dc:date>
    <meta:editing-duration>PT3H11M4S</meta:editing-duration>
    <meta:editing-cycles>19</meta:editing-cycles>
    <meta:generator>LibreOffice/4.1.0.4$Linux_X86_64 LibreOffice_project/410$Build-4</meta:generator>
    <dc:creator>Ashwith Rego</dc:creator>
    <meta:document-statistic meta:table-count="0" meta:image-count="0" meta:object-count="15" meta:page-count="2" meta:paragraph-count="32" meta:word-count="431" meta:character-count="2423" meta:non-whitespace-character-count="2003"/>
  </office:meta>
</office:document-meta>
</file>

<file path=Object 1/content.xml><?xml version="1.0" encoding="utf-8"?>
<math xmlns="http://www.w3.org/1998/Math/MathML">
  <semantics>
    <mrow>
      <mrow>
        <msub>
          <mi>y</mi>
          <mi mathvariant="italic">exp1</mi>
        </msub>
        <mo stretchy="false">=</mo>
        <msup>
          <mn>0.8</mn>
          <mi>n</mi>
        </msup>
      </mrow>
    </mrow>
    <annotation encoding="StarMath 5.0">y_exp1 = 0.8^n</annotation>
  </semantics>
</math>
</file>

<file path=Object 10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9</mn>
          <mrow>
            <mrow>
              <msup>
                <mi>s</mi>
                <mn>2</mn>
              </msup>
              <mo stretchy="false">+</mo>
              <mn>9</mn>
            </mrow>
          </mrow>
        </mfrac>
      </mrow>
    </mrow>
    <annotation encoding="StarMath 5.0">G(s) = 9 over {s^2 + 9}</annotation>
  </semantics>
</math>
</file>

<file path=Object 11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9</mn>
          <mrow>
            <mrow>
              <mrow>
                <msup>
                  <mi>s</mi>
                  <mn>2</mn>
                </msup>
                <mo stretchy="false">+</mo>
                <mn>6s</mn>
              </mrow>
              <mo stretchy="false">+</mo>
              <mn>9</mn>
            </mrow>
          </mrow>
        </mfrac>
      </mrow>
    </mrow>
    <annotation encoding="StarMath 5.0">G(s) = 9 over {s^2 + 6s + 9}</annotation>
  </semantics>
</math>
</file>

<file path=Object 12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360</mn>
          <mrow>
            <mrow>
              <mo stretchy="false">(</mo>
              <mrow>
                <mrow>
                  <mi>s</mi>
                  <mo stretchy="false">+</mo>
                  <mn>4</mn>
                </mrow>
              </mrow>
              <mo stretchy="false">)</mo>
            </mrow>
            <mrow>
              <mo stretchy="false">(</mo>
              <mrow>
                <mrow>
                  <mrow>
                    <msup>
                      <mi>s</mi>
                      <mn>2</mn>
                    </msup>
                    <mo stretchy="false">+</mo>
                    <mn>2s</mn>
                  </mrow>
                  <mo stretchy="false">+</mo>
                  <mn>90</mn>
                </mrow>
              </mrow>
              <mo stretchy="false">)</mo>
            </mrow>
          </mrow>
        </mfrac>
      </mrow>
    </mrow>
    <annotation encoding="StarMath 5.0">G(s) = 360 over {(s+4)(s^2 + 2s + 90)}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row>
            <mn>197.14</mn>
            <mrow>
              <mo stretchy="false">(</mo>
              <mrow>
                <mrow>
                  <mi>s</mi>
                  <mo stretchy="false">+</mo>
                  <mn>7</mn>
                </mrow>
              </mrow>
              <mo stretchy="false">)</mo>
            </mrow>
          </mrow>
          <mrow>
            <mrow>
              <mo stretchy="false">(</mo>
              <mrow>
                <mrow>
                  <mi>s</mi>
                  <mo stretchy="false">+</mo>
                  <mn>6.9</mn>
                </mrow>
              </mrow>
              <mo stretchy="false">)</mo>
            </mrow>
            <mrow>
              <mo stretchy="false">(</mo>
              <mrow>
                <mrow>
                  <mi>s</mi>
                  <mo stretchy="false">+</mo>
                  <mn>10</mn>
                </mrow>
              </mrow>
              <mo stretchy="false">)</mo>
            </mrow>
            <mrow>
              <mo stretchy="false">(</mo>
              <mrow>
                <mrow>
                  <mi>s</mi>
                  <mo stretchy="false">+</mo>
                  <mn>20</mn>
                </mrow>
              </mrow>
              <mo stretchy="false">)</mo>
            </mrow>
          </mrow>
        </mfrac>
      </mrow>
    </mrow>
    <annotation encoding="StarMath 5.0">G(s) = {197.14(s + 7)} over {(s+6.9)(s + 10)(s+20)}</annotation>
  </semantics>
</math>
</file>

<file path=Object 14/content.xml><?xml version="1.0" encoding="utf-8"?>
<math xmlns="http://www.w3.org/1998/Math/MathML">
  <semantics>
    <mrow>
      <msub>
        <mi>G</mi>
        <mi>D</mi>
      </msub>
      <mrow>
        <mrow>
          <mo stretchy="false">(</mo>
          <mrow>
            <mi>z</mi>
          </mrow>
          <mo stretchy="false">)</mo>
        </mrow>
        <mo stretchy="false">=</mo>
        <mfrac>
          <mrow>
            <mi>z</mi>
            <mrow>
              <mo stretchy="false">(</mo>
              <mrow>
                <mrow>
                  <mi>z</mi>
                  <mo stretchy="false">−</mo>
                  <mfrac>
                    <mn>3</mn>
                    <mn>2</mn>
                  </mfrac>
                </mrow>
              </mrow>
              <mo stretchy="false">)</mo>
            </mrow>
          </mrow>
          <mrow>
            <mrow>
              <mo stretchy="false">(</mo>
              <mrow>
                <mrow>
                  <mi>z</mi>
                  <mo stretchy="false">−</mo>
                  <mfrac>
                    <mn>1</mn>
                    <mn>3</mn>
                  </mfrac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−</mo>
                  <mfrac>
                    <mn>1</mn>
                    <mn>2</mn>
                  </mfrac>
                </mrow>
              </mrow>
              <mo stretchy="false">)</mo>
            </mrow>
          </mrow>
        </mfrac>
      </mrow>
    </mrow>
    <annotation encoding="StarMath 5.0">G_D(z) = {z(z - 3 over 2)} over {(z - 1 over 3)(z - 1 over 2)}</annotation>
  </semantics>
</math>
</file>

<file path=Object 15/content.xml><?xml version="1.0" encoding="utf-8"?>
<math xmlns="http://www.w3.org/1998/Math/MathML">
  <semantics>
    <mrow>
      <msub>
        <mi>G</mi>
        <mi>D</mi>
      </msub>
      <mrow>
        <mrow>
          <mo stretchy="false">(</mo>
          <mrow>
            <mi>z</mi>
          </mrow>
          <mo stretchy="false">)</mo>
        </mrow>
        <mo stretchy="false">=</mo>
        <mfrac>
          <mrow>
            <mrow>
              <mo stretchy="false">(</mo>
              <mrow>
                <mrow>
                  <mi>z</mi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+</mo>
                  <mn>0.3</mn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+</mo>
                  <mn>0.4</mn>
                </mrow>
              </mrow>
              <mo stretchy="false">)</mo>
            </mrow>
          </mrow>
          <mrow>
            <mi>z</mi>
            <mrow>
              <mo stretchy="false">(</mo>
              <mrow>
                <mrow>
                  <mi>z</mi>
                  <mo stretchy="false">−</mo>
                  <mn>0.2</mn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−</mo>
                  <mn>0.5</mn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−</mo>
                  <mn>0.7</mn>
                </mrow>
              </mrow>
              <mo stretchy="false">)</mo>
            </mrow>
          </mrow>
        </mfrac>
      </mrow>
    </mrow>
    <annotation encoding="StarMath 5.0">G_D(z) = {(z + 1)(z + 0.3)(z+0.4)} over {z(z - 0.2)(z - 0.5)(z - 0.7)}</annotation>
  </semantics>
</math>
</file>

<file path=Object 2/content.xml><?xml version="1.0" encoding="utf-8"?>
<math xmlns="http://www.w3.org/1998/Math/MathML">
  <semantics>
    <mrow>
      <mrow>
        <msub>
          <mi>y</mi>
          <mi mathvariant="italic">exp2</mi>
        </msub>
        <mo stretchy="false">=</mo>
        <msup>
          <mn>0.6</mn>
          <mrow>
            <mo stretchy="false">−</mo>
            <mi>n</mi>
          </mrow>
        </msup>
      </mrow>
    </mrow>
    <annotation encoding="StarMath 5.0">y_exp2 = 0.6^-n</annotation>
  </semantics>
</math>
</file>

<file path=Object 3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i>sin</mi>
      </mrow>
      <mrow>
        <mo stretchy="false">(</mo>
        <mrow>
          <mn>12n</mn>
        </mrow>
        <mo stretchy="false">)</mo>
      </mrow>
    </mrow>
    <annotation encoding="StarMath 5.0">x[n] = sin(12n)</annotation>
  </semantics>
</math>
</file>

<file path=Object 4/content.xml><?xml version="1.0" encoding="utf-8"?>
<math xmlns="http://www.w3.org/1998/Math/MathML">
  <semantics>
    <mrow>
      <msup>
        <mn>0.95</mn>
        <mi>n</mi>
      </msup>
    </mrow>
    <annotation encoding="StarMath 5.0">0.95^n</annotation>
  </semantics>
</math>
</file>

<file path=Object 5/content.xml><?xml version="1.0" encoding="utf-8"?>
<math xmlns="http://www.w3.org/1998/Math/MathML">
  <semantics>
    <mrow>
      <msup>
        <mn>0.9</mn>
        <mi>n</mi>
      </msup>
      <mo stretchy="false">{</mo>
      <mi>u</mi>
      <mrow>
        <mrow>
          <mo stretchy="false">[</mo>
          <mrow>
            <mrow>
              <mi>n</mi>
              <mo stretchy="false">−</mo>
              <mn>2</mn>
            </mrow>
          </mrow>
          <mo stretchy="false">]</mo>
        </mrow>
        <mo stretchy="false">−</mo>
        <mi>u</mi>
      </mrow>
      <mrow>
        <mo stretchy="false">[</mo>
        <mrow>
          <mrow>
            <mi>n</mi>
            <mo stretchy="false">−</mo>
            <mn>13</mn>
          </mrow>
        </mrow>
        <mo stretchy="false">]</mo>
      </mrow>
      <mo stretchy="false">}</mo>
    </mrow>
    <annotation encoding="StarMath 5.0">0.9^n\{u[n - 2] - u[n - 13]\}</annotation>
  </semantics>
</math>
</file>

<file path=Object 6/content.xml><?xml version="1.0" encoding="utf-8"?>
<math xmlns="http://www.w3.org/1998/Math/MathML">
  <semantics>
    <mrow>
      <mn>2</mn>
      <mo stretchy="false">{</mo>
      <mi>u</mi>
      <mrow>
        <mrow>
          <mo stretchy="false">[</mo>
          <mrow>
            <mrow>
              <mi>n</mi>
              <mo stretchy="false">+</mo>
              <mn>2</mn>
            </mrow>
          </mrow>
          <mo stretchy="false">]</mo>
        </mrow>
        <mo stretchy="false">−</mo>
        <mi>u</mi>
      </mrow>
      <mrow>
        <mo stretchy="false">[</mo>
        <mrow>
          <mrow>
            <mi>n</mi>
            <mo stretchy="false">−</mo>
            <mn>12</mn>
          </mrow>
        </mrow>
        <mo stretchy="false">]</mo>
      </mrow>
      <mo stretchy="false">}</mo>
    </mrow>
    <annotation encoding="StarMath 5.0">2\{u[n + 2] - u[n - 12]\}</annotation>
  </semantics>
</math>
</file>

<file path=Object 7/content.xml><?xml version="1.0" encoding="utf-8"?>
<math xmlns="http://www.w3.org/1998/Math/MathML">
  <semantics>
    <mrow>
      <mi>s</mi>
      <mrow>
        <mrow>
          <mo stretchy="false">(</mo>
          <mrow>
            <mi>t</mi>
          </mrow>
          <mo stretchy="false">)</mo>
        </mrow>
        <mo stretchy="false">=</mo>
        <mrow>
          <mo stretchy="false">(</mo>
          <mrow>
            <mrow>
              <mn>1</mn>
              <mo stretchy="false">+</mo>
              <mo stretchy="false">μ</mo>
            </mrow>
            <mi>m</mi>
            <mrow>
              <mo stretchy="false">(</mo>
              <mrow>
                <mi>t</mi>
              </mrow>
              <mo stretchy="false">)</mo>
            </mrow>
          </mrow>
          <mo stretchy="false">)</mo>
        </mrow>
      </mrow>
      <mi>c</mi>
      <mrow>
        <mo stretchy="false">(</mo>
        <mrow>
          <mi>t</mi>
        </mrow>
        <mo stretchy="false">)</mo>
      </mrow>
    </mrow>
    <annotation encoding="StarMath 5.0">s(t) = (1+%mu m(t))c(t)</annotation>
  </semantics>
</math>
</file>

<file path=Object 8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9</mn>
          <mrow>
            <mrow>
              <mrow>
                <msup>
                  <mi>s</mi>
                  <mn>2</mn>
                </msup>
                <mo stretchy="false">+</mo>
                <mn>9s</mn>
              </mrow>
              <mo stretchy="false">+</mo>
              <mn>9</mn>
            </mrow>
          </mrow>
        </mfrac>
      </mrow>
    </mrow>
    <annotation encoding="StarMath 5.0">G(s) = 9 over {s^2 + 9s + 9}</annotation>
  </semantics>
</math>
</file>

<file path=Object 9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9</mn>
          <mrow>
            <mrow>
              <mrow>
                <msup>
                  <mi>s</mi>
                  <mn>2</mn>
                </msup>
                <mo stretchy="false">+</mo>
                <mn>2s</mn>
              </mrow>
              <mo stretchy="false">+</mo>
              <mn>9</mn>
            </mrow>
          </mrow>
        </mfrac>
      </mrow>
    </mrow>
    <annotation encoding="StarMath 5.0">G(s) = 9 over {s^2 + 2s + 9}</annotation>
  </semantics>
</math>
</file>